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3" svg:stroke-width="0cm" svg:stroke-color="#000000" draw:marker-start="" draw:marker-start-width="0.15cm" draw:marker-start-center="false" draw:marker-end="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3" svg:stroke-width="0cm" svg:stroke-color="#000000" draw:marker-start="" draw:marker-start-width="0.15cm" draw:marker-start-center="false" draw:marker-end="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T3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g>
          <draw:custom-shape draw:style-name="gr1" draw:text-style-name="P1" draw:layer="layout" svg:width="5.5cm" svg:height="1.5cm" svg:x="2.5cm" svg:y="2cm">
            <text:p text:style-name="P1">Pati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3" draw:layer="layout" svg:width="5.5cm" svg:height="2.5cm" svg:x="2.5cm" svg:y="3.5cm">
            <text:p text:style-name="P2"><text:span text:style-name="T1">ID</text:span><text:span text:style-name="T2">: TEXT</text:span></text:p>
            <text:p text:style-name="P2"><text:span text:style-name="T2">Name: <text:s/>TEXT</text:span></text:p>
            <text:p text:style-name="P2"><text:span text:style-name="T2">Birthdate : TEXT</text:span></text:p>
            <text:p text:style-name="P2"><text:span text:style-name="T2">Sex: 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5" draw:layer="layout" svg:width="6.5cm" svg:height="6.9cm" svg:x="12.5cm" svg:y="3.6cm">
              <text:p text:style-name="P4"><text:span text:style-name="T3">PatientID</text:span><text:span text:style-name="T4">: TEXT</text:span></text:p>
              <text:p text:style-name="P4"><text:span text:style-name="T3">InstanceUID</text:span><text:span text:style-name="T4">: TEXT</text:span></text:p>
              <text:p text:style-name="P4"><text:span text:style-name="T4">ID: TEXT</text:span></text:p>
              <text:p text:style-name="P4"><text:span text:style-name="T4">PatientAge : INTEGER</text:span></text:p>
              <text:p text:style-name="P4"><text:span text:style-name="T4">PatientWeigth: REAL</text:span></text:p>
              <text:p text:style-name="P4"><text:span text:style-name="T4">PatientHeigth: REAL</text:span></text:p>
              <text:p text:style-name="P4"><text:span text:style-name="T4">Modalities: TEXT</text:span></text:p>
              <text:p text:style-name="P4"><text:span text:style-name="T4">Date : TEXT</text:span></text:p>
              <text:p text:style-name="P4"><text:span text:style-name="T4">Time : TEXT</text:span></text:p>
              <text:p text:style-name="P4"><text:span text:style-name="T5">AccessionNumber: TEXT</text:span></text:p>
              <text:p text:style-name="P4"><text:span text:style-name="T5">Description: TEXT</text:span></text:p>
              <text:p text:style-name="P4"><text:span text:style-name="T5">ReferringPhysicianName: TEXT</text:span></text:p>
              <text:p text:style-name="P4"><text:span text:style-name="T4">LastAccessDate: T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6.5cm" svg:height="1.6cm" svg:x="12.5cm" svg:y="2cm">
              <text:p text:style-name="P6"><text:span text:style-name="T6">Stu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3" draw:layer="layout" svg:width="7cm" svg:height="8.5cm" svg:x="21cm" svg:y="3.5cm">
              <text:p text:style-name="P2"><text:span text:style-name="T1">InstanceUID</text:span><text:span text:style-name="T2">: TEXT</text:span></text:p>
              <text:p text:style-name="P2"><text:span text:style-name="T1">StudyInstanceUID</text:span><text:span text:style-name="T2">: TEXT</text:span></text:p>
              <text:p text:style-name="P2"><text:span text:style-name="T2">Number: INTEGER</text:span></text:p>
              <text:p text:style-name="P2"><text:span text:style-name="T2">Modality: TEXT</text:span></text:p>
              <text:p text:style-name="P2"><text:span text:style-name="T2">Date: TEXT</text:span></text:p>
              <text:p text:style-name="P2"><text:span text:style-name="T2">Time: TEXT</text:span></text:p>
              <text:p text:style-name="P2"><text:span text:style-name="T2">InstitutionName: TEXT</text:span></text:p>
              <text:p text:style-name="P2"><text:span text:style-name="T2">PatientPosition: TEXT</text:span></text:p>
              <text:p text:style-name="P2"><text:span text:style-name="T2">ProtocolName: TEXT</text:span></text:p>
              <text:p text:style-name="P2"><text:span text:style-name="T2">Description: TEXT</text:span></text:p>
              <text:p text:style-name="P2"><text:span text:style-name="T2">FrameOfReferenceUID: TEXT</text:span></text:p>
              <text:p text:style-name="P2"><text:span text:style-name="T2">PositionReferenceIndicator: TEXT</text:span></text:p>
              <text:p text:style-name="P2"><text:span text:style-name="T2">NumberOfPhases: INTEGER</text:span></text:p>
              <text:p text:style-name="P2"><text:span text:style-name="T2">NumberOfSlicesPerPhase:INTEGER</text:span></text:p>
              <text:p text:style-name="P2"><text:span text:style-name="T2">BodyPartExaminated: TEXT</text:span></text:p>
              <text:p text:style-name="P2"><text:span text:style-name="T2">ViewPosition: TEXT:</text:span></text:p>
              <text:p text:style-name="P2"><text:span text:style-name="T2">Manufacturer: TEXT</text:span></text:p>
              <text:p text:style-name="P2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cm" svg:height="1.5cm" svg:x="21cm" svg:y="2cm">
              <text:p text:style-name="P1">Serie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2" draw:style-name="dp1" draw:master-page-name="Per_20_defecte">
        <office:forms form:automatic-focus="false" form:apply-design-mode="false"/>
        <draw:custom-shape draw:style-name="gr4" draw:text-style-name="P5" draw:layer="layout" svg:width="7cm" svg:height="10.5cm" svg:x="4cm" svg:y="3.5cm">
          <text:p text:style-name="P4"><text:span text:style-name="T3">SOPInstanceUID</text:span><text:span text:style-name="T4">: TEXT</text:span></text:p>
          <text:p text:style-name="P4"><text:span text:style-name="T3">StudyInstaceUID</text:span><text:span text:style-name="T4">: TEXT</text:span></text:p>
          <text:p text:style-name="P4"><text:span text:style-name="T3">SeriesInstanceUID</text:span><text:span text:style-name="T4">: TEXT</text:span></text:p>
          <text:p text:style-name="P4"><text:span text:style-name="T4">InstanceNumber: INTEGER</text:span></text:p>
          <text:p text:style-name="P4"><text:span text:style-name="T4">ImageOrientationPatient: TEXT</text:span></text:p>
          <text:p text:style-name="P4"><text:span text:style-name="T4">PatientOrientation: TEXT</text:span></text:p>
          <text:p text:style-name="P4"><text:span text:style-name="T4">PixelSpacing: TEXT</text:span></text:p>
          <text:p text:style-name="P4"><text:span text:style-name="T4">SliceThickness: REAL</text:span></text:p>
          <text:p text:style-name="P4"><text:span text:style-name="T4">PatientPosition: TEXT</text:span></text:p>
          <text:p text:style-name="P4"><text:span text:style-name="T4">SamplesPerPixel: INTEGER</text:span></text:p>
          <text:p text:style-name="P4"><text:span text:style-name="T4">Rows: </text:span><text:span text:style-name="T7">INTEGER</text:span></text:p>
          <text:p text:style-name="P4"><text:span text:style-name="T4">Colums: </text:span><text:span text:style-name="T7">INTEGER</text:span></text:p>
          <text:p text:style-name="P4"><text:span text:style-name="T4">BitsAllocated: </text:span><text:span text:style-name="T7">INTEGER</text:span></text:p>
          <text:p text:style-name="P4"><text:span text:style-name="T4">BitsStored: </text:span><text:span text:style-name="T7">INTEGER</text:span></text:p>
          <text:p text:style-name="P4"><text:span text:style-name="T4">PixelRepresentation: INTEGER</text:span></text:p>
          <text:p text:style-name="P4"><text:span text:style-name="T4">RescaleSlope: REAL</text:span></text:p>
          <text:p text:style-name="P4"><text:span text:style-name="T4">WindowLevelWidth : TEXT</text:span></text:p>
          <text:p text:style-name="P4"><text:span text:style-name="T4">WindowLevelCenter : TEXT</text:span></text:p>
          <text:p text:style-name="P4"><text:span text:style-name="T4">WindowLevelExplanations: TEXT</text:span></text:p>
          <text:p text:style-name="P4"><text:span text:style-name="T4">SopInstanceReferenceImage: TEXT</text:span></text:p>
          <text:p text:style-name="P4"><text:span text:style-name="T4">SliceLocation: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cm" svg:height="1.5cm" svg:x="4cm" svg:y="2cm">
          <text:p text:style-name="P6"><text:span text:style-name="T6">Imag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7-30T19:06:15</meta:creation-date>
    <dc:date>2008-08-13T20:22:19</dc:date>
    <dc:language>ca-ES</dc:language>
    <meta:editing-cycles>10</meta:editing-cycles>
    <meta:editing-duration>PT3H49M50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